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title">
      <style:graphic-properties draw:fill-color="#ffffff" draw:auto-grow-height="true" fo:min-height="21cm"/>
    </style:style>
    <style:style style:name="pr2" style:family="presentation" style:parent-style-name="lyt-slajdy-notes">
      <style:graphic-properties draw:fill-color="#ffffff" fo:min-height="13.365cm"/>
    </style:style>
    <style:style style:name="P1" style:family="paragraph">
      <style:paragraph-properties fo:margin-left="0cm" fo:margin-right="0cm" fo:text-align="center" fo:text-indent="0cm"/>
      <style:text-properties fo:font-family="'Times New Roman'" style:font-family-generic="roman" style:font-pitch="variable" fo:font-size="60pt" fo:font-weight="bold"/>
    </style:style>
    <style:style style:name="P2" style:family="paragraph">
      <style:paragraph-properties fo:margin-left="0cm" fo:margin-right="0cm" fo:text-align="start" fo:text-indent="0cm"/>
      <style:text-properties fo:font-family="'Times New Roman'" style:font-family-generic="roman" style:font-pitch="variable" fo:font-size="60pt" fo:font-weight="bold"/>
    </style:style>
    <style:style style:name="P3" style:family="paragraph">
      <style:paragraph-properties fo:margin-left="0.6cm" fo:margin-right="0cm" fo:text-indent="-0.6cm"/>
      <style:text-properties fo:font-size="20pt"/>
    </style:style>
    <style:style style:name="T1" style:family="text">
      <style:text-properties fo:font-family="'Times New Roman'" style:font-family-generic="roman" style:font-pitch="variable" fo:font-size="60pt" fo:font-weight="bold"/>
    </style:style>
    <style:style style:name="T2" style:family="text">
      <style:text-properties fo:color="#ffffff" fo:font-family="'Times New Roman'" style:font-family-generic="roman" style:font-pitch="variable" fo:font-size="60pt" fo:font-style="normal" fo:font-weight="bold"/>
    </style:style>
    <style:style style:name="T3" style:family="text">
      <style:text-properties fo:color="#ffffff" fo:font-family="'Times New Roman'" style:font-family-generic="roman" style:font-pitch="variable" fo:font-size="60pt" fo:font-style="normal"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1"><text:span text:style-name="T1">Tylko Ciebie pragnę,</text:span><text:span text:style-name="T1"><text:line-break/></text:span><text:span text:style-name="T1">Panie mój.</text:span><text:span text:style-name="T1"><text:line-break/></text:span><text:span text:style-name="T2">Gdy jestem z Tobą</text:span><text:span text:style-name="T2"><text:line-break/></text:span><text:span text:style-name="T2">nie cieszy ziemia mnie.</text:span><text:span text:style-name="T2"><text:line-break/></text:span><text:span text:style-name="T2">Moje ciało i serce</text:span><text:span text:style-name="T2"><text:line-break/></text:span><text:span text:style-name="T2">często słabe są,</text:span><text:span text:style-name="T2"><text:line-break/></text:span><text:span text:style-name="T2">jednak Boże Mój,</text:span><text:span text:style-name="T2"><text:line-break/></text:span><text:span text:style-name="T3">T</text:span><text:span text:style-name="T2">yś jest Opoką mą</text:span></text:p>
          </draw:text-box>
        </draw:frame>
        <presentation:notes draw:style-name="dp2">
          <office:forms form:automatic-focus="false" form:apply-design-mode="false"/>
          <draw:page-thumbnail draw:style-name="gr1" draw:layer="layout" svg:width="13.586cm" svg:height="11.136cm" svg:x="3.705cm" svg:y="2.256cm" draw:page-number="1" presentation:class="page"/>
          <draw:frame presentation:style-name="pr2" draw:layer="layout" svg:width="16.799cm" svg:height="13.365cm" svg:x="2.1cm" svg:y="14.106cm" presentation:class="notes" presentation:placeholder="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1" draw:layer="layout" svg:width="28cm" svg:height="21cm" svg:x="-0.001cm" svg:y="-0.001cm" presentation:class="title" presentation:user-transformed="true">
          <draw:text-box>
            <text:p text:style-name="P1"><text:span text:style-name="T2">Bóg jest Opoką mą,</text:span><text:span text:style-name="T2"><text:line-break/></text:span><text:span text:style-name="T2">Bóg jest Opoką mą</text:span><text:span text:style-name="T2"><text:line-break/></text:span><text:span text:style-name="T2">Bóg jest Opoką mą,</text:span><text:span text:style-name="T2"><text:line-break/></text:span><text:span text:style-name="T2">i moim działem, na wieki. /x2</text:span><text:span text:style-name="T2"><text:line-break/></text:span><text:span text:style-name="T2">- na wieki</text:span></text:p>
          </draw:text-box>
        </draw:frame>
        <presentation:notes draw:style-name="dp2">
          <office:forms form:automatic-focus="false" form:apply-design-mode="false"/>
          <draw:page-thumbnail draw:style-name="gr1" draw:layer="layout" svg:width="13.586cm" svg:height="11.136cm" svg:x="3.705cm" svg:y="2.256cm" draw:page-number="2" presentation:class="page"/>
          <draw:frame presentation:style-name="pr2" draw:text-style-name="P3" draw:layer="layout" svg:width="16.799cm" svg:height="13.365cm" svg:x="2.1cm" svg:y="14.106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none" fo:country="none" fo:font-style="italic" fo:font-weight="bold" style:language-asian="none" style:country-asian="none" style:font-size-complex="21.2000007629395pt"/>
    </style:style>
    <style:style style:name="Akordy" style:family="graphic">
      <style:paragraph-properties style:text-autospace="none"/>
      <style:text-properties fo:font-family="Arial" style:font-family-generic="swiss" style:font-pitch="variable" fo:font-size="24.7000007629395pt" fo:language="none" fo:country="none" fo:font-weight="bold" style:language-asian="none" style:country-asian="none" style:font-size-complex="21.2000007629395pt"/>
    </style:style>
    <style:style style:name="Tekst_20_podstawowy_20_2" style:display-name="Tekst podstawowy 2" style:family="graphic">
      <style:paragraph-properties style:text-autospace="none"/>
      <style:text-properties fo:font-family="Arial" style:font-family-generic="swiss" style:font-pitch="variable" fo:font-size="40.5999984741211pt" fo:language="none" fo:country="none" fo:font-weight="bold" style:language-asian="none" style:country-asian="none" style:font-size-complex="21.2000007629395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office:forms form:automatic-focus="false" form:apply-design-mode="false"/>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2</text:page-number></text:span></text:p>
        </draw:text-box>
      </draw:frame>
      <presentation:notes style:page-layout-name="PM0">
        <office:forms form:automatic-focus="false" form:apply-design-mode="false"/>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3-07T18:40:26</meta:creation-date>
    <dc:creator>Rafał Talacha</dc:creator>
    <dc:date>2009-02-01T13:34:08</dc:date>
    <dc:language>en-US</dc:language>
    <meta:editing-cycles>8</meta:editing-cycles>
    <meta:editing-duration>PT9M23S</meta:editing-duration>
    <meta:user-defined meta:name="Info 1"/>
    <meta:user-defined meta:name="Info 2"/>
    <meta:user-defined meta:name="Info 3"/>
    <meta:user-defined meta:name="Info 4"/>
    <meta:document-statistic meta:object-count="21"/>
  </office:meta>
</office:document-meta>
</file>